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1" style:family="paragraph" style:parent-style-name="Standard">
      <style:text-properties officeooo:rsid="003a3930" officeooo:paragraph-rsid="003a3930"/>
    </style:style>
    <style:style style:name="P22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3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24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5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1"><text:span text:style-name="T12">Plugins: </text:span><text:span text:style-name="T11">A plugin is like plugins on any other system, is a piece of software that extends the core functionality of the core Jenkins Server.</text:span></text:p>
      <text:p text:style-name="P21"/>
      <text:p text:style-name="P21"/>
      <text:p text:style-name="P21"/>
      <text:p text:style-name="P23"><text:soft-page-break/>Continuous Integration with Jenkins</text:p>
      <text:p text:style-name="P22"/>
      <text:p text:style-name="P20">Jenkins Integration with GIT &amp; GITHUB</text:p>
      <text:p text:style-name="P22">- <text:span text:style-name="T13">Install GitHub plugin on Jenkins Server using Mangae Plugins</text:span></text:p>
      <text:p text:style-name="P22">- <text:span text:style-name="T15">git --version</text:span></text:p>
      <text:p text:style-name="P22"/>
      <text:p text:style-name="P25">Install Maven on Jenkins Host Machine</text:p>
      <text:p text:style-name="P25">- <text:span text:style-name="T14">sudo apt-get install maven</text:span></text:p>
      <text:p text:style-name="P22">- <text:span text:style-name="T15">mvn --version</text:span></text:p>
      <text:p text:style-name="P22"/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20:11:22.143670953</dc:date>
    <meta:editing-duration>PT1H56M44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374" meta:character-count="2169" meta:non-whitespace-character-count="1829"/>
  </office:meta>
</office:document-meta>
</file>